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 style:list-style-name="L1">
      <style:paragraph-properties>
        <style:tab-stops/>
      </style:paragraph-properties>
    </style:style>
    <style:style style:name="P3" style:family="paragraph" style:parent-style-name="Standard" style:list-style-name="L2">
      <style:paragraph-properties>
        <style:tab-stops/>
      </style:paragraph-properties>
    </style:style>
    <style:style style:name="P4" style:family="paragraph" style:parent-style-name="Standard" style:list-style-name="L3">
      <style:paragraph-properties>
        <style:tab-stops/>
      </style:paragraph-properties>
    </style:style>
    <style:style style:name="P5" style:family="paragraph" style:parent-style-name="Standard" style:list-style-name="L4">
      <style:paragraph-properties>
        <style:tab-stops/>
      </style:paragraph-properties>
    </style:style>
    <style:style style:name="P6" style:family="paragraph" style:parent-style-name="Standard" style:list-style-name="L5">
      <style:paragraph-properties>
        <style:tab-stops/>
      </style:paragraph-properties>
    </style:style>
    <style:style style:name="P7" style:family="paragraph" style:parent-style-name="Standard" style:list-style-name="L6">
      <style:paragraph-properties>
        <style:tab-stops/>
      </style:paragraph-properties>
    </style:style>
    <style:style style:name="P8" style:family="paragraph" style:parent-style-name="Standard" style:list-style-name="L7">
      <style:paragraph-properties>
        <style:tab-stops/>
      </style:paragraph-properties>
    </style:style>
    <style:style style:name="P9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>
        <style:tab-stops/>
      </style:paragraph-properties>
      <style:text-properties style:text-underline-style="none"/>
    </style:style>
    <style:style style:name="P11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60067057" text:style-name="L1">
        <text:list-item>
          <text:p text:style-name="P2">bam_front</text:p>
        </text:list-item>
        <text:list-item>
          <text:p text:style-name="P2">bam_tui</text:p>
        </text:list-item>
        <text:list-item>
          <text:p text:style-name="P2">bam_gui</text:p>
        </text:list-item>
      </text:list>
      <text:p text:style-name="P1"/>
      <text:p text:style-name="P1">→ <text:s/>Controle</text:p>
      <text:list xml:id="list428710401" text:style-name="L2">
        <text:list-item>
          <text:p text:style-name="P3">bam_ctrl</text:p>
        </text:list-item>
      </text:list>
      <text:p text:style-name="P1"/>
      <text:p text:style-name="P1">→ Entidade</text:p>
      <text:list xml:id="list403549165" text:style-name="L3">
        <text:list-item>
          <text:p text:style-name="P4">bam_ttt</text:p>
        </text:list-item>
      </text:list>
      <text:p text:style-name="P1"/>
      <text:p text:style-name="P1">Descrição dos módulos:</text:p>
      <text:p text:style-name="P1"/>
      <text:p text:style-name="P1">bam_front – envia mensagens para o processo UI (através de chamadas no shell)</text:p>
      <text:list xml:id="list1712919629" text:style-name="L4">
        <text:list-item>
          <text:p text:style-name="P5">start ( tipo UI )</text:p>
          <text:list>
            <text:list-item>
              <text:p text:style-name="P5">inicia UI e ctrl</text:p>
            </text:list-item>
          </text:list>
        </text:list-item>
        <text:list-item>
          <text:p text:style-name="P5">restart()</text:p>
          <text:list>
            <text:list-item>
              <text:p text:style-name="P5">reinicia o software</text:p>
            </text:list-item>
          </text:list>
        </text:list-item>
        <text:list-item>
          <text:p text:style-name="P5">stop()</text:p>
          <text:list>
            <text:list-item>
              <text:p text:style-name="P5">encerra o software</text:p>
            </text:list-item>
          </text:list>
        </text:list-item>
        <text:list-item>
          <text:p text:style-name="P5">ins_nome ( nome )</text:p>
        </text:list-item>
        <text:list-item>
          <text:p text:style-name="P5">sel_op ( tipo op )</text:p>
        </text:list-item>
        <text:list-item>
          <text:p text:style-name="P5">sel_nivel ( nível )</text:p>
        </text:list-item>
        <text:list-item>
          <text:p text:style-name="P5">jogar ( num_pos )</text:p>
        </text:list-item>
      </text:list>
      <text:p text:style-name="P1"/>
      <text:p text:style-name="P1">bam_tui – implementa a interface por texto; envia mensagens para o processo ctrl</text:p>
      <text:list xml:id="list318870999" text:style-name="L5">
        <text:list-item>
          <text:p text:style-name="P6">init ()</text:p>
        </text:list-item>
        <text:list-item>
          <text:p text:style-name="P11">sel_op()</text:p>
        </text:list-item>
        <text:list-item>
          <text:p text:style-name="P11">ins_nome()</text:p>
        </text:list-item>
        <text:list-item>
          <text:p text:style-name="P11">sel_nivel()</text:p>
        </text:list-item>
        <text:list-item>
          <text:p text:style-name="P11">ativo()</text:p>
        </text:list-item>
      </text:list>
      <text:p text:style-name="P10"/>
      <text:p text:style-name="P10">bam_ctrl – recebe requisições de jogadas e utiliza bam_ttt para processar</text:p>
      <text:list xml:id="list1439482254" text:style-name="L6">
        <text:list-item>
          <text:p text:style-name="P7"><text:span text:style-name="T1">start()</text:span></text:p>
        </text:list-item>
        <text:list-item>
          <text:p text:style-name="P7"><text:span text:style-name="T1">set_op</text:span></text:p>
        </text:list-item>
        <text:list-item>
          <text:p text:style-name="P7"><text:span text:style-name="T1">set_nome()</text:span></text:p>
        </text:list-item>
        <text:list-item>
          <text:p text:style-name="P7"><text:span text:style-name="T1">set_nivel()</text:span></text:p>
          <text:p text:style-name="P7"><text:span text:style-name="T1">ativeo_hum</text:span></text:p>
        </text:list-item>
        <text:list-item>
          <text:p text:style-name="P7"><text:span text:style-name="T1">ativo_pc</text:span></text:p>
        </text:list-item>
      </text:list>
      <text:p text:style-name="P1"><text:span text:style-name="T1">bam_ttt – funções para tratar das jogadas</text:span></text:p>
      <text:list xml:id="list1960253712" text:style-name="L7">
        <text:list-item>
          <text:p text:style-name="P8"><text:span text:style-name="T1">jogar ( jogada, Tabuleiro )</text:span></text:p>
        </text:list-item>
        <text:list-item>
          <text:p text:style-name="P8"><text:span text:style-name="T1">pc_play ( Tabuleiro )</text:span></text:p>
        </text:list-item>
      </text:list>
      <text:p text:style-name="P1"><text:span text:style-name="T1"/></text:p>
      <text:p text:style-name="P1"><text:span text:style-name="T1">OBSERVAÇÕES:</text:span></text:p>
      <text:p text:style-name="P1"><text:span text:style-name="T1">uma jogada será recebida como números de 1 a 9, correspondendo às seguintes posições:</text:span></text:p>
      <text:p text:style-name="P9">1 | 2 | 3</text:p>
      <text:p text:style-name="P9">4 | 5 | 6</text:p>
      <text:p text:style-name="P10">7 | 8 |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drigo Bernardino</meta:initial-creator>
    <meta:creation-date>2010-11-05T22:50:36</meta:creation-date>
    <dc:date>2010-11-05T23:08:08</dc:date>
    <dc:creator>Rodrigo Bernardino</dc:creator>
    <meta:editing-duration>PT00H17M34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42" meta:word-count="172" meta:character-count="823"/>
  </office:meta>
</office:document-meta>
</file>